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officeooo:paragraph-rsid="00113cee"/>
    </style:style>
    <style:style style:name="P4" style:family="paragraph" style:parent-style-name="Standard">
      <style:text-properties fo:color="#000000" style:font-name="Arial" officeooo:rsid="0039d103" officeooo:paragraph-rsid="0039d103"/>
    </style:style>
    <style:style style:name="P5" style:family="paragraph" style:parent-style-name="Standard">
      <style:text-properties fo:color="#000000" style:font-name="Arial" officeooo:rsid="0039d103" officeooo:paragraph-rsid="003a6d4a"/>
    </style:style>
    <style:style style:name="P6" style:family="paragraph" style:parent-style-name="Standard">
      <style:text-properties fo:color="#000000" style:font-name="Arial" officeooo:rsid="003c350f" officeooo:paragraph-rsid="003c350f"/>
    </style:style>
    <style:style style:name="P7" style:family="paragraph" style:parent-style-name="Standard">
      <style:text-properties fo:color="#000000" style:font-name="Arial" officeooo:rsid="003c350f" officeooo:paragraph-rsid="0039d103"/>
    </style:style>
    <style:style style:name="P8" style:family="paragraph" style:parent-style-name="TA_20_Element_20_Clair_20_centré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34f122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39198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39d103" officeooo:paragraph-rsid="0039d103" style:font-size-asian="20pt" style:font-weight-asian="bold" style:font-size-complex="20pt" style:font-weight-complex="bold"/>
    </style:style>
    <style:style style:name="P21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22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39d103" officeooo:paragraph-rsid="0039d103" style:font-size-asian="24pt" style:font-weight-asian="bold" style:font-size-complex="24pt" style:font-weight-complex="bold"/>
    </style:style>
    <style:style style:name="P23" style:family="paragraph" style:parent-style-name="TA_20_Text_20_centré">
      <style:text-properties officeooo:paragraph-rsid="00229266"/>
    </style:style>
    <style:style style:name="P24" style:family="paragraph" style:parent-style-name="TA_20_Text_20_centré">
      <style:text-properties officeooo:paragraph-rsid="00241831"/>
    </style:style>
    <style:style style:name="P25" style:family="paragraph" style:parent-style-name="TA_20_Text_20_centré">
      <style:text-properties officeooo:paragraph-rsid="002e2124"/>
    </style:style>
    <style:style style:name="P2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7" style:family="paragraph" style:parent-style-name="Standard">
      <style:paragraph-properties fo:margin-top="0cm" fo:margin-bottom="0cm" loext:contextual-spacing="false"/>
    </style:style>
    <style:style style:name="P28" style:family="paragraph" style:parent-style-name="Standard" style:list-style-name="L1">
      <style:text-properties fo:color="#000000" style:font-name="Arial" officeooo:rsid="0039d103" officeooo:paragraph-rsid="003a6d4a"/>
    </style:style>
    <style:style style:name="P29" style:family="paragraph" style:parent-style-name="Standard" style:list-style-name="L1">
      <style:text-properties fo:color="#000000" style:font-name="Arial" officeooo:rsid="0039d103" officeooo:paragraph-rsid="0039d103"/>
    </style:style>
    <style:style style:name="P30" style:family="paragraph" style:parent-style-name="Standard">
      <style:text-properties fo:color="#000000" style:font-name="Arial" officeooo:rsid="0039d103" officeooo:paragraph-rsid="0046465f"/>
    </style:style>
    <style:style style:name="P31" style:family="paragraph" style:parent-style-name="Standard" style:list-style-name="L1">
      <style:text-properties fo:color="#000000" style:font-name="Arial" fo:font-style="italic" officeooo:rsid="0039d103" officeooo:paragraph-rsid="003a6d4a" style:font-style-asian="italic" style:font-style-complex="italic"/>
    </style:style>
    <style:style style:name="P32" style:family="paragraph" style:parent-style-name="Standard" style:list-style-name="L1">
      <style:text-properties fo:color="#000000" style:font-name="Arial" fo:font-style="italic" officeooo:rsid="003a6d4a" officeooo:paragraph-rsid="003a6d4a" style:font-style-asian="italic" style:font-style-complex="italic"/>
    </style:style>
    <style:style style:name="P33" style:family="paragraph" style:parent-style-name="Standard">
      <style:text-properties fo:color="#000000" style:font-name="Arial" fo:font-style="italic" officeooo:rsid="003a6d4a" officeooo:paragraph-rsid="003a6d4a" style:font-style-asian="italic" style:font-style-complex="italic"/>
    </style:style>
    <style:style style:name="P34" style:family="paragraph" style:parent-style-name="Standard" style:list-style-name="L2">
      <style:text-properties fo:color="#000000" style:font-name="Arial" fo:font-style="italic" officeooo:rsid="003a6d4a" officeooo:paragraph-rsid="003a6d4a" style:font-style-asian="italic" style:font-style-complex="italic"/>
    </style:style>
    <style:style style:name="P35" style:family="paragraph" style:parent-style-name="Standard" style:list-style-name="L2">
      <style:text-properties fo:color="#000000" style:font-name="Arial" fo:font-style="italic" officeooo:rsid="003c0e03" officeooo:paragraph-rsid="003c0e03" style:font-style-asian="italic" style:font-style-complex="italic"/>
    </style:style>
    <style:style style:name="P36" style:family="paragraph" style:parent-style-name="Standard">
      <style:text-properties fo:color="#000000" style:font-name="Arial" fo:font-style="italic" officeooo:paragraph-rsid="003c350f" style:font-style-asian="italic" style:font-style-complex="italic"/>
    </style:style>
    <style:style style:name="P37" style:family="paragraph" style:parent-style-name="Standard" style:list-style-name="L1">
      <style:text-properties fo:color="#000000" style:font-name="Arial" officeooo:rsid="003a6d4a" officeooo:paragraph-rsid="003a6d4a"/>
    </style:style>
    <style:style style:name="P38" style:family="paragraph" style:parent-style-name="Standard" style:list-style-name="L1">
      <style:text-properties fo:color="#000000" style:font-name="Arial" fo:font-style="normal" officeooo:rsid="003cc77d" officeooo:paragraph-rsid="003cc77d" style:font-style-asian="normal" style:font-style-complex="normal"/>
    </style:style>
    <style:style style:name="P39" style:family="paragraph" style:parent-style-name="Standard">
      <style:text-properties fo:color="#000000" style:font-name="Arial" officeooo:paragraph-rsid="00451284"/>
    </style:style>
    <style:style style:name="P40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2c5879" style:font-weight-asian="normal" style:font-weight-complex="normal"/>
    </style:style>
    <style:style style:name="T8" style:family="text">
      <style:text-properties fo:color="#000000" style:font-name="Arial" fo:font-weight="normal" officeooo:rsid="004ca611" style:font-weight-asian="normal" style:font-weight-complex="normal"/>
    </style:style>
    <style:style style:name="T9" style:family="text">
      <style:text-properties fo:color="#000000" style:font-name="Arial" fo:font-weight="normal" officeooo:rsid="0039198d" style:font-weight-asian="normal" style:font-weight-complex="normal"/>
    </style:style>
    <style:style style:name="T10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1" style:family="text">
      <style:text-properties fo:color="#000000" style:font-name="Arial" fo:font-size="11pt" fo:font-weight="normal" officeooo:rsid="00241831" style:font-size-asian="11pt" style:font-weight-asian="normal"/>
    </style:style>
    <style:style style:name="T12" style:family="text">
      <style:text-properties fo:color="#000000" style:font-name="Arial" fo:font-size="11pt" fo:font-weight="normal" officeooo:rsid="002e2124" style:font-size-asian="11pt" style:font-weight-asian="normal"/>
    </style:style>
    <style:style style:name="T13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4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5" style:family="text">
      <style:text-properties fo:color="#000000" style:font-name="Arial" fo:font-size="11pt" fo:font-weight="normal" officeooo:rsid="004112d5" style:font-size-asian="11pt" style:font-weight-asian="normal"/>
    </style:style>
    <style:style style:name="T16" style:family="text">
      <style:text-properties fo:color="#000000" style:font-name="Arial" fo:font-size="11pt" officeooo:rsid="000c53cb" style:font-size-asian="11pt" style:font-size-complex="11pt"/>
    </style:style>
    <style:style style:name="T17" style:family="text">
      <style:text-properties fo:color="#000000" style:font-name="Arial" officeooo:rsid="0015fe98"/>
    </style:style>
    <style:style style:name="T18" style:family="text">
      <style:text-properties fo:color="#000000" style:font-name="Arial" officeooo:rsid="00180ea1"/>
    </style:style>
    <style:style style:name="T19" style:family="text">
      <style:text-properties fo:color="#000000" style:font-name="Arial" officeooo:rsid="002b7be4"/>
    </style:style>
    <style:style style:name="T20" style:family="text">
      <style:text-properties fo:color="#000000" style:font-name="Arial" officeooo:rsid="002be793"/>
    </style:style>
    <style:style style:name="T21" style:family="text">
      <style:text-properties fo:color="#000000" style:font-name="Arial" officeooo:rsid="0039d103"/>
    </style:style>
    <style:style style:name="T22" style:family="text">
      <style:text-properties style:use-window-font-color="true" style:font-name="Arial" officeooo:rsid="00241831"/>
    </style:style>
    <style:style style:name="T23" style:family="text">
      <style:text-properties officeooo:rsid="003a6d4a"/>
    </style:style>
    <style:style style:name="T24" style:family="text">
      <style:text-properties officeooo:rsid="003c0e03"/>
    </style:style>
    <style:style style:name="T25" style:family="text">
      <style:text-properties officeooo:rsid="003c350f"/>
    </style:style>
    <style:style style:name="T26" style:family="text">
      <style:text-properties officeooo:rsid="003c9db0"/>
    </style:style>
    <style:style style:name="T27" style:family="text">
      <style:text-properties officeooo:rsid="003cc77d"/>
    </style:style>
    <style:style style:name="T28" style:family="text">
      <style:text-properties officeooo:rsid="004301a6"/>
    </style:style>
    <style:style style:name="T29" style:family="text">
      <style:text-properties fo:font-weight="bold" officeooo:rsid="0044ece6" style:font-weight-asian="bold" style:font-weight-complex="bold"/>
    </style:style>
    <style:style style:name="T30" style:family="text">
      <style:text-properties fo:font-weight="bold" officeooo:rsid="00470811" style:font-weight-asian="bold" style:font-weight-complex="bold"/>
    </style:style>
    <style:style style:name="T31" style:family="text">
      <style:text-properties officeooo:rsid="00470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2-11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11/12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text:span text:style-name="TA_20_Style_20_foncé"><text:span text:style-name="T2">Auteur</text:span></text:span></text:p>
            <text:p text:style-name="P10"><text:span text:style-name="TA_20_Element_20_clair_20_marqué"><text:span text:style-name="T13">Thom</text:span></text:span><text:span text:style-name="TA_20_Element_20_clair_20_marqué"><text:span text:style-name="T14">as COGGIA</text:span></text:span><text:span text:style-name="TA_20_Element_20_clair_20_marqué"><text:span text:style-name="T16"> <text:s text:c="3"/></text:span></text:span><text:span text:style-name="TA_20_Element_20_clair_20_marqué"><text:span text:style-name="T6"><text:s text:c="16"/></text:span></text:span></text:p>
          </table:table-cell>
          <table:table-cell table:style-name="Tableau1.B1" office:value-type="string">
            <text:p text:style-name="P18"><draw:control text:anchor-type="as-char" draw:z-index="0" draw:style-name="gr1" draw:text-style-name="P40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10"><text:span text:style-name="TA_20_Style_20_foncé"><text:span text:style-name="T2">Equipe</text:span></text:span></text:p>
            <text:p text:style-name="P15"><text:span text:style-name="TA_20_Style_20_clair"><text:span text:style-name="T19">Saad C</text:span></text:span><text:span text:style-name="TA_20_Style_20_clair"><text:span text:style-name="T20">HIADMI</text:span></text:span><text:span text:style-name="TA_20_Style_20_clair"><text:span text:style-name="T19">, Thomas COGGIA</text:span></text:span></text:p>
          </table:table-cell>
          <table:table-cell table:style-name="Tableau1.B2" table:number-rows-spanned="2" office:value-type="string">
            <text:p text:style-name="P14"><text:span text:style-name="TA_20_Style_20_foncé"><text:span text:style-name="T6"/></text:span></text:p>
            <text:p text:style-name="P13"><text:span text:style-name="TA_20_Style_20_foncé"><text:span text:style-name="T4">Statut</text:span></text:span></text:p>
            <text:p text:style-name="P13"><text:span text:style-name="TA_20_Style_20_clair"><text:span text:style-name="T18">F</text:span></text:span><text:span text:style-name="TA_20_Style_20_clair"><text:span text:style-name="T17">inal</text:span></text:span></text:p>
            <text:p text:style-name="P12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11"><text:span text:style-name="TA_20_Style_20_clair"><text:span text:style-name="T3">Destinaire</text:span></text:span><text:span text:style-name="TA_20_Style_20_clair"><text:span text:style-name="T5">(</text:span></text:span><text:span text:style-name="TA_20_Style_20_clair"><text:span text:style-name="T3">s</text:span></text:span><text:span text:style-name="TA_20_Style_20_clair"><text:span text:style-name="T5">)</text:span></text:span></text:p>
            <text:p text:style-name="P17"><text:span text:style-name="TA_20_Style_20_clair"><text:span text:style-name="T9">Ké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1"><text:span text:style-name="TA_20_Style_20_foncé"><text:span text:style-name="T2">Chemi</text:span></text:span><text:span text:style-name="TA_20_Style_20_foncé"><text:span text:style-name="T3">n</text:span></text:span></text:p>
            <text:p text:style-name="P16"><text:span text:style-name="TA_20_Style_20_clair"><text:span text:style-name="T8">Babyfoot</text:span></text:span><text:span text:style-name="TA_20_Style_20_clair"><text:span text:style-name="T7">/TAPS/</text:span></text:span><text:span text:style-name="TA_20_Style_20_clair"><text:span text:style-name="T9">Suivis de projet</text:span></text:span></text:p>
          </table:table-cell>
          <table:table-cell table:style-name="Tableau1.B2" office:value-type="string">
            <text:p text:style-name="P9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2">1</text:span></text:span><field:fieldmark-end/></text:p>
          </table:table-cell>
        </table:table-row>
      </table:table>
      <text:p text:style-name="P21"/>
      <text:p text:style-name="P22">Gestion de tournois de babyfoot</text:p>
      <text:p text:style-name="P19"/>
      <text:p text:style-name="P20">Suivi de projet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8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8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8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8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3"><text:span text:style-name="TA_20_Element_20_clair_20_marqué"><text:span text:style-name="T10">1.0</text:span></text:span></text:p>
          </table:table-cell>
          <table:table-cell table:style-name="Tableau2.B2" office:value-type="string">
            <text:p text:style-name="P24"><text:span text:style-name="TA_20_Element_20_clair_20_marqué"><text:span text:style-name="T15">11</text:span></text:span><text:span text:style-name="TA_20_Element_20_clair_20_marqué"><text:span text:style-name="T11">/</text:span></text:span><text:span text:style-name="TA_20_Element_20_clair_20_marqué"><text:span text:style-name="T15">12</text:span></text:span><text:span text:style-name="TA_20_Element_20_clair_20_marqué"><text:span text:style-name="T11">/2019</text:span></text:span></text:p>
          </table:table-cell>
          <table:table-cell table:style-name="Tableau2.B2" office:value-type="string">
            <text:p text:style-name="P24"><text:span text:style-name="TA_20_Element_20_clair_20_marqué"><text:span text:style-name="T11">Final</text:span></text:span></text:p>
          </table:table-cell>
          <table:table-cell table:style-name="Tableau2.D2" office:value-type="string">
            <text:p text:style-name="P25"><text:span text:style-name="TA_20_Element_20_clair_20_marqué"><text:span text:style-name="T12">Thomas COGGIA</text:span></text:span></text:p>
          </table:table-cell>
        </table:table-row>
      </table:table>
      <text:p text:style-name="P3"/>
      <text:p text:style-name="P4">Tâches réalisées :</text:p>
      <text:list xml:id="list2023759273" text:style-name="L1">
        <text:list-item>
          <text:p text:style-name="P28">Développement de la structure générale de l’application partie front (web)</text:p>
          <text:list>
            <text:list-header>
              <text:p text:style-name="P31">menu (accès rapides au dernier tournoi entre autres), dashboard pour accéder aux différentes pages, historique des tournois, gestion de tournoi (poule / arbre) + gestion de matchs, statistiques des joueurs.</text:p>
            </text:list-header>
          </text:list>
        </text:list-item>
        <text:list-item>
          <text:p text:style-name="P29">API du serveur mise en place (développement C#), à savoir l’appel de requêtes HTTP <text:span text:style-name="T23">au client</text:span></text:p>
        </text:list-item>
        <text:list-item>
          <text:p text:style-name="P29">Conception et réalisation de la base de données</text:p>
        </text:list-item>
        <text:list-item>
          <text:p text:style-name="P29">Mise en place de la communication base de données / serveur.</text:p>
        </text:list-item>
        <text:list-item>
          <text:p text:style-name="P37">Développement de l’algorithme de génération de poules</text:p>
          <text:list>
            <text:list-header>
              <text:p text:style-name="P32">L’algorithme est paramétrable sur le nombre de matchs à jouer par équipe. Par défaut, s’il y a N équipes, elles joueront chacune (N – 1) matchs. Mais on peut souhaiter qu’elles en jouent moins, surtout dans ce contexte où il n’y a qu’une seule poule. </text:p>
            </text:list-header>
          </text:list>
        </text:list-item>
        <text:list-item>
          <text:p text:style-name="P38">Développement du système d’elo (presque terminé)</text:p>
        </text:list-item>
      </text:list>
      <text:p text:style-name="P6">Pour l’instant nous n’exécutons le code qu’à partir de données statiques</text:p>
      <text:p text:style-name="P7"><text:soft-page-break/></text:p>
      <text:p text:style-name="P5">Nous voulions avoir quelque<text:span text:style-name="T23">s</text:span> précisions <text:span text:style-name="T27">concernant</text:span> la nature de la communication entre le serveur, et le client.</text:p>
      <text:p text:style-name="P30">Comme l’application doit pouvoir fonctionner en mode déconnecté, cela implique forcément que le code relatif à la gestion de tournois (que cela soit l’ajout d’un but, ou la génération d’équipes équilibrées, <text:span text:style-name="T23">ou encore la génération de l’ordre de matchs de poules), doit être exécuté par l’application cliente en mode déconnecté.</text:span></text:p>
      <text:p text:style-name="P30"><text:span text:style-name="T29">Notre question : </text:span><text:span text:style-name="T26">On se demandait alors ce qu’il en était en mode connecté, à savoir si le rôle du serveur était exclusivement d’échanger des données au client, ou s’il se chargeait lui aussi d’exécuter le code relatif à la gestion de tournois.</text:span></text:p>
      <text:p text:style-name="P33">Prenons l’exemple de la création d’un tournoi à partir de la liste des pseudos de joueurs.</text:p>
      <text:list xml:id="list165280066" text:style-name="L2">
        <text:list-item>
          <text:p text:style-name="P34">En mode déconnecté, l’<text:span text:style-name="T24">application cliente génère des équipes équilibrées à partir de la liste des pseudos, ainsi que l’ordre des matchs de poule (en se basant sur les données du cache). Il n’y a pas d’ambiguïté.</text:span></text:p>
        </text:list-item>
        <text:list-item>
          <text:p text:style-name="P35">En mode connecté :</text:p>
          <text:list>
            <text:list-item>
              <text:p text:style-name="P35">Solution 1, l’application cliente fait tout, quelque soit le mode, elle génère donc les équipes équilibrées et ordre de matchs de poule, et transmet ses résultats au serveur.</text:p>
            </text:list-item>
            <text:list-item>
              <text:p text:style-name="P35">Solution 2, le client fournit au serveur la liste des pseudos, et le serveur calcule (en C#) les équipes équilibrées et ordre de matchs de poule.</text:p>
            </text:list-item>
          </text:list>
        </text:list-item>
      </text:list>
      <text:p text:style-name="P36"><text:span text:style-name="T25">De plus, dans la solution 2, cela obligerait de développer le code relatif à la gestion de tournois en double (dans deux langages), ou alors de développer une API C# que le code client appellerait depuis Angular (et que le serveur pourrait appeler directement).</text:span></text:p>
      <text:p text:style-name="P39"><text:span text:style-name="T30">Question en conséquence :</text:span><text:span text:style-name="T31"> savoir si le code relatif à la gestion de tournois (notamment les algorithmes) doivent être réalisés en C#, et/ou sous Angular en langage scripté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3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6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51</meta:editing-cycles>
    <meta:creation-date>2019-09-28T15:39:09.338000000</meta:creation-date>
    <dc:date>2019-12-12T00:02:14.946000000</dc:date>
    <meta:editing-duration>PT11H57M42S</meta:editing-duration>
    <meta:generator>LibreOffice/6.2.4.2$Windows_X86_64 LibreOffice_project/2412653d852ce75f65fbfa83fb7e7b669a126d64</meta:generator>
    <meta:document-statistic meta:table-count="2" meta:image-count="2" meta:object-count="0" meta:page-count="3" meta:paragraph-count="44" meta:word-count="492" meta:character-count="2978" meta:non-whitespace-character-count="2516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